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4.639cm" style:use-optimal-column-width="false"/>
    </style:style>
    <style:style style:name="co2" style:family="table-column">
      <style:table-column-properties style:column-width="10.918cm" style:use-optimal-column-width="false"/>
    </style:style>
    <style:style style:name="co3" style:family="table-column">
      <style:table-column-properties style:column-width="10.924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162cm" style:use-optimal-column-width="false"/>
    </style:style>
    <style:style style:name="co6" style:family="table-column">
      <style:table-column-properties style:column-width="5.643cm" style:use-optimal-column-width="false"/>
    </style:style>
    <style:style style:name="co7" style:family="table-column">
      <style:table-column-properties style:column-width="19.627cm" style:use-optimal-column-width="false"/>
    </style:style>
    <style:style style:name="co8" style:family="table-column">
      <style:table-column-properties style:column-width="23.368cm" style:use-optimal-column-width="false"/>
    </style:style>
    <style:style style:name="ro1" style:family="table-row">
      <style:table-row-properties style:row-height="3.153cm"/>
    </style:style>
    <style:style style:name="ro2" style:family="table-row">
      <style:table-row-properties style:row-height="1.498cm"/>
    </style:style>
    <style:style style:name="ro3" style:family="table-row">
      <style:table-row-properties style:row-height="6.315cm"/>
    </style:style>
    <style:style style:name="ro4" style:family="table-row">
      <style:table-row-properties style:row-height="3.362cm"/>
    </style:style>
    <style:style style:name="ro5" style:family="table-row">
      <style:table-row-properties style:row-height="0.937cm"/>
    </style:style>
    <style:style style:name="ro6" style:family="table-row">
      <style:table-row-properties style:row-height="11.289cm"/>
    </style:style>
    <style:style style:name="ro7" style:family="table-row">
      <style:table-row-properties style:row-height="5.798cm"/>
    </style:style>
    <style:style style:name="ro8" style:family="table-row">
      <style:table-row-properties style:row-height="2.928cm"/>
    </style:style>
    <style:style style:name="ro9" style:family="table-row">
      <style:table-row-properties style:row-height="2.932cm"/>
    </style:style>
    <style:style style:name="ro10" style:family="table-row">
      <style:table-row-properties style:row-height="3.14cm"/>
    </style:style>
    <style:style style:name="ro11" style:family="table-row">
      <style:table-row-properties style:row-height="2.945cm"/>
    </style:style>
    <style:style style:name="ro12" style:family="table-row">
      <style:table-row-properties style:row-height="2.733cm"/>
    </style:style>
    <style:style style:name="ro13" style:family="table-row">
      <style:table-row-properties style:row-height="3.131cm"/>
    </style:style>
    <style:style style:name="ro14" style:family="table-row">
      <style:table-row-properties style:row-height="2.708cm"/>
    </style:style>
    <style:style style:name="ro15" style:family="table-row">
      <style:table-row-properties style:row-height="2.712cm"/>
    </style:style>
    <style:style style:name="ro16" style:family="table-row">
      <style:table-row-properties style:row-height="2.958cm"/>
    </style:style>
    <style:style style:name="ro17" style:family="table-row">
      <style:table-row-properties style:row-height="3.287cm"/>
    </style:style>
    <style:style style:name="ro18" style:family="table-row">
      <style:table-row-properties style:row-height="3.526cm"/>
    </style:style>
    <style:style style:name="ro19" style:family="table-row">
      <style:table-row-properties style:row-height="3.528cm"/>
    </style:style>
    <style:style style:name="ro20" style:family="table-row">
      <style:table-row-properties style:row-height="3.611cm"/>
    </style:style>
    <style:style style:name="ro21" style:family="table-row">
      <style:table-row-properties style:row-height="3.612cm"/>
    </style:style>
    <style:style style:name="ro22" style:family="table-row">
      <style:table-row-properties style:row-height="3.272cm"/>
    </style:style>
    <style:style style:name="ro23" style:family="table-row">
      <style:table-row-properties style:row-height="3.274cm"/>
    </style:style>
    <style:style style:name="ro24" style:family="table-row">
      <style:table-row-properties style:row-height="3.534cm"/>
    </style:style>
    <style:style style:name="ro25" style:family="table-row">
      <style:table-row-properties style:row-height="5.163cm"/>
    </style:style>
    <style:style style:name="ro26" style:family="table-row">
      <style:table-row-properties style:row-height="2.674cm"/>
    </style:style>
    <style:style style:name="ro27" style:family="table-row">
      <style:table-row-properties style:row-height="2.678cm"/>
    </style:style>
    <style:style style:name="ro28" style:family="table-row">
      <style:table-row-properties style:row-height="3.067cm"/>
    </style:style>
    <style:style style:name="ro29" style:family="table-row">
      <style:table-row-properties style:row-height="2.93cm"/>
    </style:style>
    <style:style style:name="ro30" style:family="table-row">
      <style:table-row-properties style:row-height="2.952cm"/>
    </style:style>
    <style:style style:name="ro31" style:family="table-row">
      <style:table-row-properties style:row-height="3.40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Inconsolata" style:font-pitch="fixed" fo:font-size="26pt" style:font-size-asian="26pt" style:font-size-complex="26pt"/>
    </style:style>
    <style:style style:name="ce3" style:family="table-cell">
      <style:graphic-properties style:repeat="repeat"/>
      <style:text-properties fo:font-family="Inconsolata" style:font-pitch="fixed" fo:font-size="80pt" style:font-size-asian="80pt" style:font-size-complex="80pt"/>
    </style:style>
    <style:style style:name="ce4" style:family="table-cell">
      <style:graphic-properties style:repeat="repeat"/>
      <style:paragraph-properties fo:text-align="center"/>
      <style:text-properties fo:font-family="Inconsolata" style:font-pitch="fixed" fo:font-size="44pt" style:font-size-asian="44pt" style:font-size-complex="44pt"/>
    </style:style>
    <style:style style:name="ce5" style:family="table-cell">
      <style:graphic-properties style:repeat="repeat"/>
      <style:text-properties fo:font-family="Inconsolata" style:font-pitch="fixed" fo:font-size="24pt" style:font-size-asian="24pt" style:font-size-complex="24pt"/>
    </style:style>
    <style:style style:name="ce6" style:family="table-cell">
      <style:graphic-properties style:repeat="repeat"/>
      <style:text-properties fo:font-family="Inconsolata" style:font-pitch="fixed" fo:font-size="26pt" fo:font-weight="bold" style:font-size-asian="26pt" style:font-weight-asian="bold" style:font-size-complex="26pt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family="Inconsolata" style:font-pitch="fixed" fo:font-size="26pt" style:font-size-asian="26pt" style:font-size-complex="26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family="Inconsolata" style:font-pitch="fixed" fo:font-size="26pt" style:font-size-asian="26pt" style:font-size-complex="26pt"/>
    </style:style>
    <style:style style:name="T3" style:family="text">
      <style:text-properties fo:font-family="Inconsolata" style:font-pitch="fixed" fo:font-size="26pt" style:font-size-asian="26pt" style:font-size-complex="26pt"/>
    </style:style>
    <style:style style:name="T4" style:family="text">
      <style:text-properties fo:font-family="Inconsolata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Inconsolata" style:font-pitch="fixed" fo:font-size="80pt" style:font-size-asian="80pt" style:font-size-complex="80pt"/>
    </style:style>
    <style:style style:name="T6" style:family="text">
      <style:text-properties fo:font-family="Inconsolata" style:font-pitch="fixed" fo:font-size="96pt" style:font-size-asian="96pt" style:font-size-complex="96pt"/>
    </style:style>
    <style:style style:name="T7" style:family="text">
      <style:text-properties fo:font-family="Inconsolata" style:font-pitch="fixed" fo:font-size="44pt" style:font-size-asian="44pt" style:font-size-complex="44pt"/>
    </style:style>
    <style:style style:name="T8" style:family="text">
      <style:text-properties fo:font-family="Arial" style:font-style-name="Regular" style:font-family-generic="swiss" fo:font-size="44pt" style:font-family-asian="Arial" style:font-style-name-asian="Regular" style:font-family-generic-asian="swiss" style:font-size-asian="44pt" style:font-family-complex="Arial" style:font-style-name-complex="Regular" style:font-family-generic-complex="swiss" style:font-size-complex="44pt"/>
    </style:style>
    <style:style style:name="T9" style:family="text">
      <style:text-properties fo:font-family="Inconsolata" style:font-pitch="fixed" fo:font-size="24pt" style:font-size-asian="24pt" style:font-size-complex="24pt"/>
    </style:style>
    <style:style style:name="T10" style:family="text">
      <style:text-properties fo:font-family="Inconsolata" style:font-pitch="fixed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family="Inconsolata" style:font-pitch="fixed" fo:font-size="26pt" fo:font-style="normal" style:font-size-asian="26pt" style:font-style-asian="normal" style:font-size-complex="26pt" style:font-style-complex="normal"/>
    </style:style>
    <style:style style:name="T12" style:family="text">
      <style:text-properties fo:color="#4c4c4c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V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 text:style-name="P3"><text:span text:style-name="T2">git clone https://github.com/nedap/vim-workshop.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't panic</text:p>
          </draw:text-box>
        </draw:frame>
        <draw:frame draw:style-name="standard" draw:layer="layout" svg:width="24.638cm" svg:height="12.61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/></text:p>
                <text:p><text:span text:style-name="T3"><text:s/></text:span><text:span text:style-name="T3">Esc <text:s text:c="8"/>Back to normal mode</text:span></text:p>
                <text:p><text:span text:style-name="T3"/></text:p>
              </table:table-cell>
            </table:table-row>
            <table:table-row table:style-name="ro1">
              <table:table-cell table:style-name="ce1">
                <text:p><text:span text:style-name="T3"><text:s/></text:span></text:p>
                <text:p><text:span text:style-name="T3"><text:s/></text:span><text:span text:style-name="T3">:q! <text:s text:c="8"/></text:span><text:span text:style-name="T4">q</text:span><text:span text:style-name="T3">uit discarding changes</text:span></text:p>
              </table:table-cell>
            </table:table-row>
            <table:table-row table:style-name="ro1">
              <table:table-cell table:style-name="ce1">
                <text:p><text:span text:style-name="T3"/></text:p>
                <text:p><text:span text:style-name="T3"><text:s/></text:span><text:span text:style-name="T3">:wq <text:s text:c="8"/></text:span><text:span text:style-name="T4">w</text:span><text:span text:style-name="T3">rite changes &amp; </text:span><text:span text:style-name="T4">q</text:span><text:span text:style-name="T3">uit</text:span></text:p>
              </table:table-cell>
            </table:table-row>
            <table:table-row table:style-name="ro1">
              <table:table-cell table:style-name="ce1">
                <text:p><text:span text:style-name="T3"/></text:p>
                <text:p><text:span text:style-name="T3"><text:s/></text:span><text:span text:style-name="T3">:h <text:s text:c="9"/>Vim </text:span><text:span text:style-name="T4">h</text:span><text:span text:style-name="T3">el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Vim Mod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</text:p>
                <text:list>
                  <text:list-item>
                    <text:p>Cursor/view verplaatsen</text:p>
                  </text:list-item>
                  <text:list-item>
                    <text:p>Text manipulaties</text:p>
                  </text:list-item>
                </text:list>
              </text:list-item>
              <text:list-item>
                <text:p><text:s/>Insert mode</text:p>
                <text:list>
                  <text:list-item>
                    <text:p>Invoer van tekst</text:p>
                  </text:list-item>
                </text:list>
              </text:list-item>
              <text:list-item>
                <text:p>Visual mode</text:p>
                <text:list>
                  <text:list-item>
                    <text:p>Tekst selectie (copy/pas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Blijf zo kort mogelijk in INSERT mode</text:p>
                <text:list>
                  <text:list-item>
                    <text:p>Cursor verplaatsen in NORMAL</text:p>
                  </text:list-item>
                  <text:list-item>
                    <text:p>Text manipulaties in NORMAL</text:p>
                  </text:list-item>
                  <text:list-item>
                    <text:p>Undo/redo van acties in INSERT mode</text:p>
                  </text:list-item>
                  <text:list-item>
                    <text:p>Herhalen van laatste ac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1.841cm" svg:height="11.174cm" svg:x="2.794cm" svg:y="5.33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1">
                <text:p>NORMAL mode</text:p>
              </table:table-cell>
              <table:table-cell table:style-name="ce2">
                <text:p><text:span text:style-name="T3">Esc</text:span></text:p>
              </table:table-cell>
            </table:table-row>
            <table:table-row table:style-name="ro3">
              <table:table-cell table:style-name="ce1">
                <text:p>INSERT mode</text:p>
              </table:table-cell>
              <table:table-cell table:style-name="ce2">
                <text:p><text:span text:style-name="T3">i <text:s text:c="4"/>insert </text:span></text:p>
                <text:p><text:span text:style-name="T3">I <text:s text:c="4"/>insert begin</text:span></text:p>
                <text:p><text:span text:style-name="T3">a <text:s text:c="4"/>append</text:span></text:p>
                <text:p><text:span text:style-name="T3">A <text:s text:c="4"/>append end</text:span></text:p>
                <text:p><text:span text:style-name="T3">o <text:s text:c="4"/>open line</text:span></text:p>
                <text:p><text:span text:style-name="T3">O <text:s text:c="4"/>open line above</text:span></text:p>
              </table:table-cell>
            </table:table-row>
            <table:table-row table:style-name="ro4">
              <table:table-cell table:style-name="ce1">
                <text:p>VISUAL mode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 / Redo</text:p>
          </draw:text-box>
        </draw:frame>
        <draw:frame draw:style-name="standard" draw:layer="layout" svg:width="24.638cm" svg:height="6.08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3"/></text:p>
                <text:p><text:span text:style-name="T3"><text:s/></text:span><text:span text:style-name="T3">u <text:s text:c="18"/>Undo</text:span></text:p>
                <text:p><text:span text:style-name="T3"/></text:p>
              </table:table-cell>
            </table:table-row>
            <table:table-row table:style-name="ro5">
              <table:table-cell table:style-name="ce2">
                <text:p><text:span text:style-name="T3"/></text:p>
                <text:p><text:span text:style-name="T3"><text:s/></text:span><text:span text:style-name="T3">ctrl+r <text:s text:c="13"/>Redo</text:span></text:p>
                <text:p><text:span text:style-name="T3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halen van acties</text:p>
          </draw:text-box>
        </draw:frame>
        <draw:frame draw:style-name="standard" draw:layer="layout" svg:width="24.638cm" svg:height="11.28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3">
                <text:p text:style-name="P4"><text:span text:style-name="T5"/></text:p>
                <text:p text:style-name="P4"><text:span text:style-name="T6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Motions &amp; Oper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11.595cm" svg:x="1.4cm" svg:y="4.70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4">
              <table:table-cell>
                <text:p text:style-name="P4"><text:span text:style-name="T7"/></text:p>
                <text:p text:style-name="P4"><text:span text:style-name="T7">h</text:span></text:p>
              </table:table-cell>
              <table:table-cell>
                <text:p text:style-name="P4"><text:span text:style-name="T7"/></text:p>
                <text:p text:style-name="P4"><text:span text:style-name="T7">j</text:span></text:p>
              </table:table-cell>
              <table:table-cell>
                <text:p text:style-name="P4"><text:span text:style-name="T7"/></text:p>
                <text:p text:style-name="P4"><text:span text:style-name="T7">k</text:span></text:p>
              </table:table-cell>
              <table:table-cell>
                <text:p text:style-name="P4"><text:span text:style-name="T7"/></text:p>
                <text:p text:style-name="P4"><text:span text:style-name="T7">l</text:span></text:p>
              </table:table-cell>
            </table:table-row>
            <table:table-row table:style-name="ro7" table:default-cell-style-name="ce4">
              <table:table-cell>
                <text:p text:style-name="P4"><text:span text:style-name="T8"/></text:p>
                <text:p text:style-name="P4"><text:span text:style-name="T8">←</text:span></text:p>
              </table:table-cell>
              <table:table-cell>
                <text:p text:style-name="P4"><text:span text:style-name="T8"/></text:p>
                <text:p text:style-name="P4"><text:span text:style-name="T8">↓</text:span></text:p>
              </table:table-cell>
              <table:table-cell>
                <text:p text:style-name="P4"><text:span text:style-name="T8"/></text:p>
                <text:p text:style-name="P4"><text:span text:style-name="T8">↑</text:span></text:p>
              </table:table-cell>
              <table:table-cell>
                <text:p text:style-name="P4"><text:span text:style-name="T8"/></text:p>
                <text:p text:style-name="P4"><text:span text:style-name="T8">→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5.269cm" svg:height="12.611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5">
              <table:table-cell>
                <text:p><text:span text:style-name="T9"/></text:p>
                <text:p><text:span text:style-name="T9">home <text:s/></text:span></text:p>
              </table:table-cell>
              <table:table-cell>
                <text:p><text:span text:style-name="T9"/></text:p>
                <text:p><text:span text:style-name="T9"><text:s/></text:span><text:span text:style-name="T9">^ <text:s text:c="8"/>begin of line</text:span></text:p>
              </table:table-cell>
            </table:table-row>
            <table:table-row table:style-name="ro1" table:default-cell-style-name="ce5">
              <table:table-cell>
                <text:p><text:span text:style-name="T9"/></text:p>
                <text:p><text:span text:style-name="T9">end</text:span></text:p>
              </table:table-cell>
              <table:table-cell>
                <text:p><text:span text:style-name="T9"/></text:p>
                <text:p><text:span text:style-name="T9"><text:s/></text:span><text:span text:style-name="T9">$ <text:s text:c="8"/>end of line</text:span></text:p>
              </table:table-cell>
            </table:table-row>
            <table:table-row table:style-name="ro1" table:default-cell-style-name="ce5">
              <table:table-cell>
                <text:p><text:span text:style-name="T9"/></text:p>
                <text:p><text:span text:style-name="T9">ctrl+pgup</text:span></text:p>
              </table:table-cell>
              <table:table-cell>
                <text:p><text:span text:style-name="T9"/></text:p>
                <text:p><text:span text:style-name="T9"><text:s/></text:span><text:span text:style-name="T9">gg <text:s text:c="7"/>begin of file</text:span></text:p>
              </table:table-cell>
            </table:table-row>
            <table:table-row table:style-name="ro1" table:default-cell-style-name="ce5">
              <table:table-cell>
                <text:p><text:span text:style-name="T9"/></text:p>
                <text:p><text:span text:style-name="T9">ctrl+pgdn</text:span></text:p>
              </table:table-cell>
              <table:table-cell>
                <text:p><text:span text:style-name="T9"/></text:p>
                <text:p><text:span text:style-name="T9"><text:s/></text:span><text:span text:style-name="T9">G <text:s text:c="8"/>end of fil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14.6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><text:span text:style-name="T3"/></text:p>
                <text:p><text:span text:style-name="T3">ctrl + f <text:s text:c="15"/>page </text:span><text:span text:style-name="T4">f</text:span><text:span text:style-name="T3">orward</text:span></text:p>
              </table:table-cell>
            </table:table-row>
            <table:table-row table:style-name="ro8">
              <table:table-cell table:style-name="ce1">
                <text:p><text:span text:style-name="T3"/></text:p>
                <text:p><text:span text:style-name="T3">ctrl + b <text:s text:c="15"/>page </text:span><text:span text:style-name="T4">b</text:span><text:span text:style-name="T3">ackward</text:span></text:p>
              </table:table-cell>
            </table:table-row>
            <table:table-row table:style-name="ro8">
              <table:table-cell table:style-name="ce1">
                <text:p><text:span text:style-name="T3"/></text:p>
                <text:p><text:span text:style-name="T3">ctrl + d <text:s text:c="13"/>scroll </text:span><text:span text:style-name="T4">d</text:span><text:span text:style-name="T3">own</text:span></text:p>
              </table:table-cell>
            </table:table-row>
            <table:table-row table:style-name="ro8">
              <table:table-cell table:style-name="ce1">
                <text:p><text:span text:style-name="T3"/></text:p>
                <text:p><text:span text:style-name="T3">ctrl + u <text:s text:c="13"/>scroll </text:span><text:span text:style-name="T4">u</text:span><text:span text:style-name="T3">p</text:span></text:p>
              </table:table-cell>
            </table:table-row>
            <table:table-row table:style-name="ro9">
              <table:table-cell table:style-name="ce1">
                <text:p><text:span text:style-name="T3"/></text:p>
                <text:p><text:span text:style-name="T3">zz <text:s text:c="19"/>center on cursor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9.12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3"/></text:p>
                <text:p><text:span text:style-name="T3"><text:s/></text:span><text:span text:style-name="T3">w <text:s text:c="13"/>next </text:span><text:span text:style-name="T4">w</text:span><text:span text:style-name="T3">ord</text:span></text:p>
                <text:p><text:span text:style-name="T3"/></text:p>
              </table:table-cell>
            </table:table-row>
            <table:table-row table:style-name="ro5">
              <table:table-cell table:style-name="ce2">
                <text:p><text:span text:style-name="T3"/></text:p>
                <text:p><text:span text:style-name="T3"><text:s/></text:span><text:span text:style-name="T3">e <text:s text:c="13"/></text:span><text:span text:style-name="T4">e</text:span><text:span text:style-name="T3">nd of word</text:span></text:p>
                <text:p><text:span text:style-name="T3"/></text:p>
              </table:table-cell>
            </table:table-row>
            <table:table-row table:style-name="ro5">
              <table:table-cell table:style-name="ce2">
                <text:p><text:span text:style-name="T3"/></text:p>
                <text:p><text:span text:style-name="T3"><text:s/></text:span><text:span text:style-name="T3">b <text:s text:c="13"/></text:span><text:span text:style-name="T4">b</text:span><text:span text:style-name="T3">eginning of word</text:span></text:p>
                <text:p><text:span text:style-name="T3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draw:style-name="standard" draw:layer="layout" svg:width="24.638cm" svg:height="11.8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1">
                <text:p><text:span text:style-name="T3"/></text:p>
                <text:p><text:span text:style-name="T3"><text:s/></text:span><text:span text:style-name="T3">c <text:s text:c="14"/></text:span><text:span text:style-name="T4">c</text:span><text:span text:style-name="T3">hange </text:span></text:p>
              </table:table-cell>
            </table:table-row>
            <table:table-row table:style-name="ro11">
              <table:table-cell table:style-name="ce6">
                <text:p><text:span text:style-name="T4"/></text:p>
                <text:p><text:span text:style-name="T10"><text:s/></text:span><text:span text:style-name="T10">d <text:s text:c="14"/></text:span><text:span text:style-name="T4">d</text:span><text:span text:style-name="T10">elete</text:span></text:p>
              </table:table-cell>
            </table:table-row>
            <table:table-row table:style-name="ro12">
              <table:table-cell table:style-name="ce1">
                <text:p><text:span text:style-name="T3"/></text:p>
                <text:p><text:span text:style-name="T3"><text:s/></text:span><text:span text:style-name="T3">y <text:s text:c="14"/></text:span><text:span text:style-name="T4">y</text:span><text:span text:style-name="T3">ank (copy)</text:span></text:p>
                <text:p><text:span text:style-name="T3"/></text:p>
              </table:table-cell>
            </table:table-row>
            <table:table-row table:style-name="ro12">
              <table:table-cell table:style-name="ce2">
                <text:p><text:span text:style-name="T3"/></text:p>
                <text:p><text:span text:style-name="T3"><text:s/></text:span><text:span text:style-name="T3">r {char} <text:s text:c="7"/></text:span><text:span text:style-name="T4">r</text:span><text:span text:style-name="T3">epl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Operator + Mo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 + motion</text:p>
          </draw:text-box>
        </draw:frame>
        <draw:frame draw:style-name="standard" draw:layer="layout" svg:width="24.638cm" svg:height="12.52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3">
              <table:table-cell table:style-name="ce1">
                <text:p><text:span text:style-name="T3"/></text:p>
                <text:p><text:span text:style-name="T3"><text:s/></text:span><text:span text:style-name="T3">c w <text:s text:c="11"/></text:span><text:span text:style-name="T4">c</text:span><text:span text:style-name="T3">hange </text:span><text:span text:style-name="T4">w</text:span><text:span text:style-name="T3">ord</text:span></text:p>
              </table:table-cell>
            </table:table-row>
            <table:table-row table:style-name="ro13">
              <table:table-cell table:style-name="ce1">
                <text:p><text:span text:style-name="T3"/></text:p>
                <text:p><text:span text:style-name="T3"><text:s/></text:span><text:span text:style-name="T3">d b <text:s text:c="11"/></text:span><text:span text:style-name="T4">d</text:span><text:span text:style-name="T3">elete to </text:span><text:span text:style-name="T4">b</text:span><text:span text:style-name="T10">egin of word</text:span></text:p>
              </table:table-cell>
            </table:table-row>
            <table:table-row table:style-name="ro13">
              <table:table-cell table:style-name="ce2">
                <text:p><text:span text:style-name="T3"/></text:p>
                <text:p><text:span text:style-name="T3"><text:s/></text:span><text:span text:style-name="T3">c ^ <text:s text:c="11"/></text:span><text:span text:style-name="T4">c</text:span><text:span text:style-name="T3">hange to </text:span><text:span text:style-name="T11">begin of line</text:span></text:p>
              </table:table-cell>
            </table:table-row>
            <table:table-row table:style-name="ro13">
              <table:table-cell table:style-name="ce2">
                <text:p><text:span text:style-name="T3"/></text:p>
                <text:p><text:span text:style-name="T3"><text:s/></text:span><text:span text:style-name="T3">d G <text:s text:c="11"/></text:span><text:span text:style-name="T4">d</text:span><text:span text:style-name="T3">elete to </text:span><text:span text:style-name="T11">end of file</text:span></text:p>
                <text:p><text:span text:style-name="T3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 shortcuts</text:p>
          </draw:text-box>
        </draw:frame>
        <draw:frame draw:style-name="standard" draw:layer="layout" svg:width="23.367cm" svg:height="8.127cm" svg:x="2.286cm" svg:y="6.858cm">
          <table:table table:template-name="default" table:use-first-row-styles="true" table:use-banding-rows-styles="true">
            <table:table-column table:style-name="co8"/>
            <table:table-row table:style-name="ro14">
              <table:table-cell table:style-name="ce2">
                <text:p><text:span text:style-name="T3"/></text:p>
                <text:p><text:span text:style-name="T3"><text:s/></text:span><text:span text:style-name="T3">c c <text:s text:c="10"/>change line</text:span></text:p>
              </table:table-cell>
            </table:table-row>
            <table:table-row table:style-name="ro14">
              <table:table-cell table:style-name="ce2">
                <text:p><text:span text:style-name="T3"/></text:p>
                <text:p><text:span text:style-name="T3"><text:s/></text:span><text:span text:style-name="T3">d d <text:s text:c="10"/>delete line</text:span></text:p>
              </table:table-cell>
            </table:table-row>
            <table:table-row table:style-name="ro15">
              <table:table-cell table:style-name="ce2">
                <text:p><text:span text:style-name="T3"/></text:p>
                <text:p><text:span text:style-name="T3"><text:s/></text:span><text:span text:style-name="T3">y y <text:s text:c="10"/>yank (copy) lin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motions</text:p>
          </draw:text-box>
        </draw:frame>
        <draw:frame draw:style-name="standard" draw:layer="layout" svg:width="24.638cm" svg:height="6.24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6">
              <table:table-cell table:style-name="ce1">
                <text:p><text:span text:style-name="T3"/></text:p>
                <text:p><text:span text:style-name="T3"><text:s/></text:span><text:span text:style-name="T3">f {char} <text:s text:c="11"/></text:span><text:span text:style-name="T4">f</text:span><text:span text:style-name="T3">ind character</text:span></text:p>
              </table:table-cell>
            </table:table-row>
            <table:table-row table:style-name="ro17">
              <table:table-cell table:style-name="ce1">
                <text:p><text:span text:style-name="T3"/></text:p>
                <text:p><text:span text:style-name="T3"><text:s/></text:span><text:span text:style-name="T3">t {char} <text:s text:c="11"/></text:span><text:span text:style-name="T4">t</text:span><text:span text:style-name="T3">ill character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Sear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arching</text:p>
          </draw:text-box>
        </draw:frame>
        <draw:frame draw:style-name="standard" draw:layer="layout" svg:width="24.638cm" svg:height="10.57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8">
              <table:table-cell table:style-name="ce1">
                <text:p><text:span text:style-name="T3"/></text:p>
                <text:p><text:span text:style-name="T3"><text:s/></text:span><text:span text:style-name="T3">/ text</text:span></text:p>
              </table:table-cell>
            </table:table-row>
            <table:table-row table:style-name="ro18">
              <table:table-cell table:style-name="ce1">
                <text:p><text:span text:style-name="T3"/></text:p>
                <text:p><text:span text:style-name="T3"><text:s/></text:span><text:span text:style-name="T3">n <text:s/>next occurrence</text:span></text:p>
              </table:table-cell>
            </table:table-row>
            <table:table-row table:style-name="ro19">
              <table:table-cell table:style-name="ce1">
                <text:p><text:span text:style-name="T3"/></text:p>
                <text:p><text:span text:style-name="T3"><text:s/></text:span><text:span text:style-name="T3">shift+N previous occurrence (backwards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Copy/pasting &amp; visual mod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Yank (copy) / Paste</text:p>
          </draw:text-box>
        </draw:frame>
        <draw:frame draw:style-name="standard" draw:layer="layout" svg:width="24.638cm" svg:height="10.83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0">
              <table:table-cell table:style-name="ce1">
                <text:p><text:span text:style-name="T3"/></text:p>
                <text:p><text:span text:style-name="T3"><text:s/></text:span><text:span text:style-name="T3">y w <text:s text:c="11"/></text:span><text:span text:style-name="T4">y</text:span><text:span text:style-name="T3">ank </text:span><text:span text:style-name="T4">w</text:span><text:span text:style-name="T3">ord</text:span></text:p>
              </table:table-cell>
            </table:table-row>
            <table:table-row table:style-name="ro20">
              <table:table-cell table:style-name="ce1">
                <text:p><text:span text:style-name="T3"/></text:p>
                <text:p><text:span text:style-name="T3"><text:s/></text:span><text:span text:style-name="T3">y y <text:s text:c="11"/>yank line</text:span></text:p>
              </table:table-cell>
            </table:table-row>
            <table:table-row table:style-name="ro21">
              <table:table-cell table:style-name="ce1">
                <text:p><text:span text:style-name="T3"/></text:p>
                <text:p><text:span text:style-name="T3"><text:s/></text:span><text:span text:style-name="T3">p <text:s text:c="13"/></text:span><text:span text:style-name="T4">p</text:span><text:span text:style-name="T3">ast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ual mode</text:p>
          </draw:text-box>
        </draw:frame>
        <draw:frame draw:style-name="standard" draw:layer="layout" svg:width="24.638cm" svg:height="9.8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2">
              <table:table-cell table:style-name="ce1">
                <text:p><text:span text:style-name="T3"><text:s/></text:span></text:p>
                <text:p><text:span text:style-name="T3"><text:s/></text:span><text:span text:style-name="T3">v <text:s text:c="15"/>visual mode</text:span></text:p>
              </table:table-cell>
            </table:table-row>
            <table:table-row table:style-name="ro22">
              <table:table-cell table:style-name="ce1">
                <text:p><text:span text:style-name="T3"><text:s/></text:span></text:p>
                <text:p><text:span text:style-name="T3"><text:s/></text:span><text:span text:style-name="T3">shift + V <text:s text:c="7"/>visual line mode</text:span></text:p>
              </table:table-cell>
            </table:table-row>
            <table:table-row table:style-name="ro23">
              <table:table-cell table:style-name="ce1">
                <text:p><text:span text:style-name="T3"/></text:p>
                <text:p><text:span text:style-name="T3"><text:s text:c="2"/></text:span><text:span text:style-name="T3">ctrl + v <text:s text:c="7"/>visual block mode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Visual mode + operators</text:p>
          </draw:text-box>
        </draw:frame>
        <draw:frame draw:style-name="standard" draw:layer="layout" svg:width="24.638cm" svg:height="14.13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4">
              <table:table-cell table:style-name="ce1">
                <text:p><text:span text:style-name="T3"/></text:p>
                <text:p><text:span text:style-name="T3"><text:s/></text:span><text:span text:style-name="T3">c <text:s text:c="16"/></text:span><text:span text:style-name="T4">c</text:span><text:span text:style-name="T3">hange selection</text:span></text:p>
              </table:table-cell>
            </table:table-row>
            <table:table-row table:style-name="ro24">
              <table:table-cell table:style-name="ce1">
                <text:p><text:span text:style-name="T3"/></text:p>
                <text:p><text:span text:style-name="T3"><text:s/></text:span><text:span text:style-name="T3">d <text:s text:c="16"/></text:span><text:span text:style-name="T4">d</text:span><text:span text:style-name="T3">elete selection</text:span></text:p>
              </table:table-cell>
            </table:table-row>
            <table:table-row table:style-name="ro24">
              <table:table-cell table:style-name="ce1">
                <text:p><text:span text:style-name="T3"/></text:p>
                <text:p><text:span text:style-name="T3"><text:s/></text:span><text:span text:style-name="T3">y <text:s text:c="16"/></text:span><text:span text:style-name="T4">y</text:span><text:span text:style-name="T3">ank (copy) selection</text:span></text:p>
              </table:table-cell>
            </table:table-row>
            <table:table-row table:style-name="ro24">
              <table:table-cell table:style-name="ce1">
                <text:p><text:span text:style-name="T3"/></text:p>
                <text:p><text:span text:style-name="T3"><text:s/></text:span><text:span text:style-name="T3">p <text:s text:c="16"/></text:span><text:span text:style-name="T4">p</text:span><text:span text:style-name="T3">aste over select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operator + text object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ext objects</text:p>
          </draw:text-box>
        </draw:frame>
        <draw:frame draw:style-name="standard" draw:layer="layout" svg:width="24.638cm" svg:height="10.32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5">
              <table:table-cell table:style-name="ce1">
                <text:p><text:span text:style-name="T3"/></text:p>
                <text:p><text:span text:style-name="T3"/></text:p>
                <text:p><text:span text:style-name="T3"><text:s/></text:span><text:span text:style-name="T3">i <text:s text:c="12"/>in / inner</text:span></text:p>
              </table:table-cell>
            </table:table-row>
            <table:table-row table:style-name="ro25">
              <table:table-cell table:style-name="ce1">
                <text:p><text:span text:style-name="T3"/></text:p>
                <text:p><text:span text:style-name="T3"/></text:p>
                <text:p><text:span text:style-name="T3"><text:s/></text:span><text:span text:style-name="T3">a <text:s text:c="12"/>all / around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xt objects</text:p>
          </draw:text-box>
        </draw:frame>
        <draw:frame draw:style-name="standard" draw:layer="layout" svg:width="24.638cm" svg:height="13.37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6">
              <table:table-cell table:style-name="ce1">
                <text:p><text:span text:style-name="T3"/></text:p>
                <text:p><text:span text:style-name="T3"><text:s/>“ </text:span><text:span text:style-name="T3">' ` ( [ { } ] ) <text:s text:c="6"/>delimiters</text:span></text:p>
              </table:table-cell>
            </table:table-row>
            <table:table-row table:style-name="ro26">
              <table:table-cell table:style-name="ce1">
                <text:p><text:span text:style-name="T3"/></text:p>
                <text:p><text:span text:style-name="T3"><text:s/></text:span><text:span text:style-name="T3">w <text:s text:c="22"/>word</text:span></text:p>
              </table:table-cell>
            </table:table-row>
            <table:table-row table:style-name="ro26">
              <table:table-cell table:style-name="ce1">
                <text:p><text:span text:style-name="T3"/></text:p>
                <text:p><text:span text:style-name="T3"><text:s/></text:span><text:span text:style-name="T3">s <text:s text:c="22"/>sentence</text:span></text:p>
              </table:table-cell>
            </table:table-row>
            <table:table-row table:style-name="ro26">
              <table:table-cell table:style-name="ce1">
                <text:p><text:span text:style-name="T3"/></text:p>
                <text:p><text:span text:style-name="T3"><text:s/></text:span><text:span text:style-name="T3">p <text:s text:c="22"/>paragraph</text:span></text:p>
              </table:table-cell>
            </table:table-row>
            <table:table-row table:style-name="ro27">
              <table:table-cell table:style-name="ce1">
                <text:p><text:span text:style-name="T3"/></text:p>
                <text:p><text:span text:style-name="T3"><text:s/></text:span><text:span text:style-name="T3">t <text:s text:c="22"/>tag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 + Text objects</text:p>
          </draw:text-box>
        </draw:frame>
        <draw:frame draw:style-name="standard" draw:layer="layout" svg:width="24.638cm" svg:height="11.6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8">
              <table:table-cell table:style-name="ce1">
                <text:p><text:span text:style-name="T3"/></text:p>
                <text:p><text:span text:style-name="T3"><text:s/></text:span><text:span text:style-name="T3">c i “ <text:s text:c="11"/></text:span><text:span text:style-name="T4">c</text:span><text:span text:style-name="T3">hange </text:span><text:span text:style-name="T4">i</text:span><text:span text:style-name="T3">nner string</text:span></text:p>
              </table:table-cell>
            </table:table-row>
            <table:table-row table:style-name="ro29">
              <table:table-cell table:style-name="ce1">
                <text:p><text:span text:style-name="T3"/></text:p>
                <text:p><text:span text:style-name="T3"><text:s/></text:span><text:span text:style-name="T3">d i t <text:s text:c="11"/></text:span><text:span text:style-name="T4">d</text:span><text:span text:style-name="T3">elete </text:span><text:span text:style-name="T4">i</text:span><text:span text:style-name="T10">nner</text:span><text:span text:style-name="T3"> </text:span><text:span text:style-name="T4">t</text:span><text:span text:style-name="T3">ag</text:span></text:p>
              </table:table-cell>
            </table:table-row>
            <table:table-row table:style-name="ro30">
              <table:table-cell table:style-name="ce1">
                <text:p><text:span text:style-name="T3"/></text:p>
                <text:p><text:span text:style-name="T3"><text:s/></text:span><text:span text:style-name="T3">y a p <text:s text:c="11"/></text:span><text:span text:style-name="T4">y</text:span><text:span text:style-name="T3">ank </text:span><text:span text:style-name="T4">a</text:span><text:span text:style-name="T3">ll </text:span><text:span text:style-name="T4">p</text:span><text:span text:style-name="T3">aragraph</text:span></text:p>
              </table:table-cell>
            </table:table-row>
            <table:table-row table:style-name="ro15">
              <table:table-cell table:style-name="ce1">
                <text:p/>
                <text:p><text:span text:style-name="T3"><text:s/></text:span><text:span text:style-name="T3">v a s <text:s text:c="11"/></text:span><text:span text:style-name="T4">v</text:span><text:span text:style-name="T3">isual select </text:span><text:span text:style-name="T4">a</text:span><text:span text:style-name="T3">ll </text:span><text:span text:style-name="T4">s</text:span><text:span text:style-name="T3">entence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Buffers &amp; Window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ffers: bufexplorer</text:p>
          </draw:text-box>
        </draw:frame>
        <draw:frame draw:style-name="standard" draw:layer="layout" svg:width="24.638cm" svg:height="10.83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0">
              <table:table-cell table:style-name="ce1">
                <text:p><text:span text:style-name="T3"/></text:p>
                <text:p><text:span text:style-name="T3"><text:s/></text:span><text:span text:style-name="T3">\ b <text:s text:c="14"/>open buffer explorer</text:span></text:p>
              </table:table-cell>
            </table:table-row>
            <table:table-row table:style-name="ro20">
              <table:table-cell table:style-name="ce1">
                <text:p><text:span text:style-name="T3"/></text:p>
                <text:p><text:span text:style-name="T3"><text:s/></text:span><text:span text:style-name="T3">&lt;ENTER&gt; <text:s text:c="10"/>switch to selected buffer</text:span></text:p>
              </table:table-cell>
            </table:table-row>
            <table:table-row table:style-name="ro21">
              <table:table-cell table:style-name="ce1">
                <text:p><text:span text:style-name="T3"/></text:p>
                <text:p><text:span text:style-name="T3"><text:s/></text:span><text:span text:style-name="T3">d <text:s text:c="16"/>delete buffer (close file)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draw:style-name="standard" draw:layer="layout" svg:width="24.638cm" svg:height="13.62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1">
              <table:table-cell table:style-name="ce1">
                <text:p><text:span text:style-name="T3"/></text:p>
                <text:p><text:span text:style-name="T3"><text:s/></text:span><text:span text:style-name="T3">ctrl + w <text:s/>s <text:s text:c="11"/></text:span><text:span text:style-name="T4">w</text:span><text:span text:style-name="T3">indow </text:span><text:span text:style-name="T4">s</text:span><text:span text:style-name="T3">plit</text:span></text:p>
              </table:table-cell>
            </table:table-row>
            <table:table-row table:style-name="ro31">
              <table:table-cell table:style-name="ce1">
                <text:p><text:span text:style-name="T3"/></text:p>
                <text:p><text:span text:style-name="T3"><text:s/></text:span><text:span text:style-name="T3">ctrl + w <text:s/>v <text:s text:c="11"/></text:span><text:span text:style-name="T4">w</text:span><text:span text:style-name="T3">indow </text:span><text:span text:style-name="T4">v</text:span><text:span text:style-name="T3">ertical split</text:span></text:p>
              </table:table-cell>
            </table:table-row>
            <table:table-row table:style-name="ro31">
              <table:table-cell table:style-name="ce1">
                <text:p><text:span text:style-name="T3"/></text:p>
                <text:p><text:span text:style-name="T3"><text:s/></text:span><text:span text:style-name="T3">ctrl + w <text:s/>q <text:s text:c="11"/></text:span><text:span text:style-name="T4">w</text:span><text:span text:style-name="T3">indow </text:span><text:span text:style-name="T4">q</text:span><text:span text:style-name="T3">uit</text:span></text:p>
              </table:table-cell>
            </table:table-row>
            <table:table-row table:style-name="ro31">
              <table:table-cell table:style-name="ce1">
                <text:p><text:span text:style-name="T3"/></text:p>
                <text:p><text:span text:style-name="T3"><text:s/></text:span><text:span text:style-name="T3">ctrl + w <text:s/>h j k l <text:s text:c="5"/></text:span><text:span text:style-name="T4">w</text:span><text:span text:style-name="T3">indow </text:span><text:span text:style-name="T4">f</text:span><text:span text:style-name="T3">ocu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www.vim.org </text:p>
            <text:p><text:span text:style-name="T12">(vim website, vim scripts)</text:span></text:p>
            <text:p/>
            <text:p>vimcasts.org</text:p>
            <text:p/>
            <text:p>github.com/jstemmer/dotvim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0:29:01</meta:creation-date>
    <dc:date>2012-09-07T07:45:54</dc:date>
    <meta:editing-duration>PT2H42M58S</meta:editing-duration>
    <meta:editing-cycles>89</meta:editing-cycles>
    <meta:generator>LibreOffice/3.5$Linux_X86_64 LibreOffice_project/350m1$Build-2</meta:generator>
    <meta:document-statistic meta:object-count="144"/>
  </office:meta>
</office:document-meta>
</file>